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na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style:font-name="Calibri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5" style:family="paragraph" style:parent-style-name="Heading_20_2">
      <style:text-properties style:font-name="Calibri" fo:font-size="16pt" style:font-size-asian="16pt" style:font-size-complex="16pt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P7" style:family="paragraph" style:parent-style-name="Heading_20_3">
      <style:text-properties style:font-name="Calibri"/>
    </style:style>
    <style:style style:name="T1" style:family="text">
      <style:text-properties style:font-name="Calibri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Calibri" fo:font-size="16pt" fo:font-weight="bold" style:font-size-asian="14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omysły</text:h>
      <text:h text:style-name="P5" text:outline-level="2">Przygody</text:h>
      <text:h text:style-name="P7" text:outline-level="3">Wiedźmin</text:h>
      <text:p text:style-name="P1">Od 30 dnia gry, codziennie szansa 1 na 1000 na spotkanie na swej drodze białowłosego łowcę potworów. Poprosi on nas o pomoc w zabiciu potwora, z którym on sam nie da rady np. będzie potrzebna przynęta, za którą posłużymy my.</text:p>
      <text:p text:style-name="P1">// mahho - Moze być to super zmutowany gargoil, czyli po prostu mający ze 2-3 razy więcej energii, siły i ewentualnie umiejętność rzucania jakiegoś czaru.</text:p>
      <text:p text:style-name="P1">//tewux – albo Jozin z Bazin ? ;) <text:s/>albo ten słodki króliczek z Monty Python i Święty Graal. Ewentualnie coś ze słowiańskich potworów: Południca, Goplana, Strzyga :D</text:p>
      <text:p text:style-name="P1"/>
      <text:h text:style-name="Heading_20_2" text:outline-level="2"><text:bookmark-start text:name="__DdeLink__8_321477966"/>Aktorzy</text:h>
      <text:h text:style-name="Heading_20_3" text:outline-level="3">Atrybuty</text:h>
      <text:p text:style-name="P2">Zreorganizowanie punktów doświadczenia (np za zabicie potwora 2-3 punkty) </text:p>
      <text:p text:style-name="P2">ustalenie nowych limitów dla siły, energii, szybkości, magii (np. żeby elf już nie dawał rady wycinać wszystkiego jak leci, a jak było ich 3-4, to już nie było co zbierać)</text:p>
      <text:p text:style-name="P2"><text:bookmark-end text:name="__DdeLink__8_321477966"/></text:p>
      <text:h text:style-name="P6" text:outline-level="2"><text:bookmark-start text:name="__DdeLink__10_321477966"/><text:span text:style-name="T2">NPC</text:span></text:h>
      <text:h text:style-name="Heading_20_3" text:outline-level="3"><text:span text:style-name="T1">Ai</text:span></text:h>
      <text:p text:style-name="P2">Podrasowanie sztucznej inteligencji, która będzie odpowiednio dostosowywała się do sytuacji. </text:p>
      <text:p text:style-name="P2">Odpowiednie wyszukiwanie celu, polowanie, atak, obrona własnych miast, odpowiednia ilość legionów w stosunku do ilości funduszy.</text:p>
      <text:h text:style-name="Heading_20_3" text:outline-level="3">Handel</text:h>
      <text:p text:style-name="Text_20_body">Nie będzie sklepów jako takich (chyba, że w miastach). Bo trochę dziwne, żeby na wiosce była zbrojownia.</text:p>
      <text:p text:style-name="Text_20_body">Proponuję handel z NPC, np. podczas rozmowy. <text:s/>Na wiosce były osoby np. na targowisku, a w mieście, osoba przed lub w sklepie/zbrojowni itd.</text:p>
      <text:h text:style-name="Heading_20_3" text:outline-level="3">Interakcja NPC na działanie</text:h>
      <text:p text:style-name="Text_20_body">Osadnicy powinni jakoś reagować, kiedy zabijamy ich współmieszkańców. Np. efekt chwilowy - kilku najbliższych osadników by nas zaatakowało po naszym akcie agresji. Efekt długofalowy – spadałaby Karma w danym mieście i tubylcy byli by do nas niechętnie nastawieni - nie chcieli rozmawiać albo nawet handlować.</text:p>
      <text:p text:style-name="P2"/>
      <text:h text:style-name="Heading_20_2" text:outline-level="2"><text:soft-page-break/>Przedmioty</text:h>
      <text:h text:style-name="Heading_20_3" text:outline-level="3">Ekwipunek</text:h>
      <text:p text:style-name="P2">Więcej różnorakiego ekwipunku dla wojaków. Może kiedyś generator losowych broni, może (na styl Diablo 2)</text:p>
      <text:p text:style-name="P2"/>
      <text:h text:style-name="Heading_20_2" text:outline-level="2"><text:bookmark-end text:name="__DdeLink__10_321477966"/>Walki</text:h>
      <text:h text:style-name="Heading_20_3" text:outline-level="3">Atak na wioskę</text:h>
      <text:p text:style-name="Text_20_body">Bez większych zmian. Wioska bez murów. <text:s/>Bo kto by nosił katapultę oblężniczą na plecach z zapasem kamieni? :D</text:p>
      <text:h text:style-name="Heading_20_3" text:outline-level="3">Atak na miasto</text:h>
      <text:p text:style-name="Text_20_body">Samodzielnie niemożliwy. Trochę nierealne, aby 10 osobowy oddział przejął władzę w mieście ;D</text:p>
      <text:p text:style-name="Text_20_body">Ale, mogłaby być jakaś misja specjalna, podczas której nasz legion pomagałby w przejęciu miasta albo za jakieś niesamowite zasługi miasto zostanie nam podarowane. Albo... za grubą kasę, moglibyśmy zamienić swoją wiochę w miasto (i wtedy stawiać w nim sklepy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na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top="0.42cm" fo:margin-bottom="0.011cm"/>
      <style:text-properties style:font-name="Arial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z Wojciechowski</meta:initial-creator>
    <meta:creation-date>2011-04-19T23:18:28.12</meta:creation-date>
    <dc:date>2011-04-26T21:16:03.74</dc:date>
    <meta:editing-duration>PT01H59M55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2" meta:paragraph-count="28" meta:word-count="361" meta:character-count="2281"/>
    <dc:creator>Tomasz Wojciechowski</dc:creator>
  </office:meta>
</office:document-meta>
</file>